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4"/>
        <table:table-row table:style-name="ro1" table:number-rows-repeated="5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Accura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-shirt/top - 0</text:p>
          </table:table-cell>
          <table:table-cell office:value-type="percentage" office:value="0.83" calcext:value-type="percentage">
            <text:p>83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ouser - 1</text:p>
          </table:table-cell>
          <table:table-cell office:value-type="percentage" office:value="0.982" calcext:value-type="percentage">
            <text:p>98.2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llover - 2</text:p>
          </table:table-cell>
          <table:table-cell office:value-type="percentage" office:value="0.832" calcext:value-type="percentage">
            <text:p>83.2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ess - 3</text:p>
          </table:table-cell>
          <table:table-cell office:value-type="percentage" office:value="0.899" calcext:value-type="percentage">
            <text:p>89.9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at - 4</text:p>
          </table:table-cell>
          <table:table-cell office:value-type="percentage" office:value="0.835" calcext:value-type="percentage">
            <text:p>83.5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ndal - 5</text:p>
          </table:table-cell>
          <table:table-cell office:value-type="percentage" office:value="0.969" calcext:value-type="percentage">
            <text:p>96.9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rt - 6</text:p>
          </table:table-cell>
          <table:table-cell office:value-type="percentage" office:value="0.717" calcext:value-type="percentage">
            <text:p>71.7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eaker - 7</text:p>
          </table:table-cell>
          <table:table-cell office:value-type="percentage" office:value="0.911" calcext:value-type="percentage">
            <text:p>91.1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g - 8</text:p>
          </table:table-cell>
          <table:table-cell office:value-type="percentage" office:value="0.971" calcext:value-type="percentage">
            <text:p>97.10%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Ankle boot - 9</text:p>
          </table:table-cell>
          <table:table-cell table:style-name="ce5" office:value-type="percentage" office:value="0.982" calcext:value-type="percentage">
            <text:p>98.2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3:21:29.521998391</meta:creation-date>
    <dc:date>2017-12-26T13:24:35.999136077</dc:date>
    <meta:editing-duration>PT3M6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